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1.289in" svg:height="3.5449in" svg:x="3.0012in" svg:y="0.2197in">
            <draw:object draw:notify-on-update-of-ranges="out.F2:out.F6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2248in" svg:y="17.4618in">
            <draw:object draw:notify-on-update-of-ranges="out.A7:out.A127 out.B7:out.B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5351" calcext:value-type="float">
            <text:p>5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19257" calcext:value-type="float">
            <text:p>19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]-[.A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9216" calcext:value-type="float">
            <text:p>19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]-[.A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16745" calcext:value-type="float">
            <text:p>16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]-[.A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17045" calcext:value-type="float">
            <text:p>170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]-[.A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-12286" calcext:value-type="float">
            <text:p>-122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]-[.A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-3382" calcext:value-type="float">
            <text:p>-33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]-[.A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]-[.A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]-[.A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]-[.A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-[.A1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]-[.A1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-1745" calcext:value-type="float">
            <text:p>-1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]-[.A1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]-[.A1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]-[.A1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]-[.A1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]-[.A1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]-[.A1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]-[.A1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]-[.A2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]-[.A2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]-[.A22]" office:value-type="float" office:value="72" calcext:value-type="float">
            <text:p>72</text:p>
          </table:table-cell>
          <table:table-cell office:value-type="string" calcext:value-type="string">
            <text:p>Avg cycle time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amples/sec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]-[.A23]" office:value-type="float" office:value="73" calcext:value-type="float">
            <text:p>73</text:p>
          </table:table-cell>
          <table:table-cell table:style-name="ce1" table:formula="of:=[.F665]" office:value-type="float" office:value="74.8897280966767" calcext:value-type="float">
            <text:p>74.89</text:p>
          </table:table-cell>
          <table:table-cell office:value-type="float" office:value="2000" calcext:value-type="float">
            <text:p>2000</text:p>
          </table:table-cell>
          <table:table-cell table:formula="of:=[.H24]/[.G24]" office:value-type="float" office:value="26.7059321862961" calcext:value-type="float">
            <text:p>26.7059321862961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-833" calcext:value-type="float">
            <text:p>-8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]-[.A2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]-[.A2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-786" calcext:value-type="float">
            <text:p>-7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]-[.A2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]-[.A2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-693" calcext:value-type="float">
            <text:p>-6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]-[.A2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681" calcext:value-type="float">
            <text:p>-6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]-[.A2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-623" calcext:value-type="float">
            <text:p>-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]-[.A3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-459" calcext:value-type="float">
            <text:p>-4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]-[.A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]-[.A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]-[.A3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-13067" calcext:value-type="float">
            <text:p>-1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]-[.A3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14614" calcext:value-type="float">
            <text:p>146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]-[.A3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-8137" calcext:value-type="float">
            <text:p>-8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]-[.A3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-4436" calcext:value-type="float">
            <text:p>-4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]-[.A3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-3554" calcext:value-type="float">
            <text:p>-35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]-[.A3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]-[.A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]-[.A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]-[.A4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]-[.A4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]-[.A4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-2180" calcext:value-type="float">
            <text:p>-2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]-[.A4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-2027" calcext:value-type="float">
            <text:p>-20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]-[.A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]-[.A4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float" office:value="-1663" calcext:value-type="float">
            <text:p>-16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]-[.A4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-1493" calcext:value-type="float">
            <text:p>-14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]-[.A4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-1416" calcext:value-type="float">
            <text:p>-14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]-[.A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]-[.A5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]-[.A5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]-[.A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-1042" calcext:value-type="float">
            <text:p>-10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]-[.A5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-995" calcext:value-type="float">
            <text:p>-9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]-[.A5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]-[.A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]-[.A5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]-[.A5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]-[.A5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float" office:value="-809" calcext:value-type="float">
            <text:p>-8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]-[.A5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-588" calcext:value-type="float">
            <text:p>-5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]-[.A6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]-[.A6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0825" calcext:value-type="float">
            <text:p>108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]-[.A6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-7190" calcext:value-type="float">
            <text:p>-7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]-[.A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-12900" calcext:value-type="float">
            <text:p>-12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]-[.A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-12990" calcext:value-type="float">
            <text:p>-129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]-[.A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-13007" calcext:value-type="float">
            <text:p>-13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7]-[.A6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-6315" calcext:value-type="float">
            <text:p>-63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8]-[.A6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461" calcext:value-type="float">
            <text:p>10461</text:p>
          </table:table-cell>
          <table:table-cell office:value-type="float" office:value="-5754" calcext:value-type="float">
            <text:p>-57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9]-[.A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537" calcext:value-type="float">
            <text:p>10537</text:p>
          </table:table-cell>
          <table:table-cell office:value-type="float" office:value="-4155" calcext:value-type="float">
            <text:p>-41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0]-[.A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1]-[.A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2]-[.A7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-3242" calcext:value-type="float">
            <text:p>-3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3]-[.A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4]-[.A7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-2959" calcext:value-type="float">
            <text:p>-2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5]-[.A7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6]-[.A7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float" office:value="-2737" calcext:value-type="float">
            <text:p>-27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7]-[.A7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-2610" calcext:value-type="float">
            <text:p>-2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8]-[.A7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9]-[.A7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0]-[.A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-1926" calcext:value-type="float">
            <text:p>-1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1]-[.A8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2]-[.A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3]-[.A8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float" office:value="-1494" calcext:value-type="float">
            <text:p>-14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4]-[.A8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5]-[.A8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6]-[.A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7]-[.A8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854" calcext:value-type="float">
            <text:p>1185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8]-[.A8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927" calcext:value-type="float">
            <text:p>11927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9]-[.A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0]-[.A8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1]-[.A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2]-[.A9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3]-[.A9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-11066" calcext:value-type="float">
            <text:p>-1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4]-[.A9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5]-[.A9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float" office:value="-14321" calcext:value-type="float">
            <text:p>-143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6]-[.A9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-7895" calcext:value-type="float">
            <text:p>-78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7]-[.A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609" calcext:value-type="float">
            <text:p>12609</text:p>
          </table:table-cell>
          <table:table-cell office:value-type="float" office:value="-3783" calcext:value-type="float">
            <text:p>-37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8]-[.A9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685" calcext:value-type="float">
            <text:p>12685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9]-[.A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0]-[.A9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838" calcext:value-type="float">
            <text:p>12838</text:p>
          </table:table-cell>
          <table:table-cell office:value-type="float" office:value="-3216" calcext:value-type="float">
            <text:p>-3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1]-[.A1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911" calcext:value-type="float">
            <text:p>12911</text:p>
          </table:table-cell>
          <table:table-cell office:value-type="float" office:value="-3113" calcext:value-type="float">
            <text:p>-3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2]-[.A10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2987" calcext:value-type="float">
            <text:p>12987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3]-[.A1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4]-[.A10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float" office:value="-2671" calcext:value-type="float">
            <text:p>-26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5]-[.A10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6]-[.A10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7]-[.A10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368" calcext:value-type="float">
            <text:p>1336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8]-[.A10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9]-[.A1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0]-[.A10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3596" calcext:value-type="float">
            <text:p>13596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1]-[.A11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2]-[.A11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3]-[.A11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4]-[.A11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5]-[.A1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6]-[.A1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7]-[.A11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8]-[.A11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9]-[.A11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float" office:value="-891" calcext:value-type="float">
            <text:p>-8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0]-[.A11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1]-[.A1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2]-[.A12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3]-[.A1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9066" calcext:value-type="float">
            <text:p>9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4]-[.A1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float" office:value="16632" calcext:value-type="float">
            <text:p>166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5]-[.A1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736" calcext:value-type="float">
            <text:p>14736</text:p>
          </table:table-cell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6]-[.A12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float" office:value="-19270" calcext:value-type="float">
            <text:p>-19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7]-[.A12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float" office:value="-5674" calcext:value-type="float">
            <text:p>-56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8]-[.A12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float" office:value="-6489" calcext:value-type="float">
            <text:p>-64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9]-[.A12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-4087" calcext:value-type="float">
            <text:p>-4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0]-[.A12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float" office:value="-3937" calcext:value-type="float">
            <text:p>-3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1]-[.A1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-3576" calcext:value-type="float">
            <text:p>-35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2]-[.A13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float" office:value="-3362" calcext:value-type="float">
            <text:p>-33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3]-[.A13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float" office:value="-3144" calcext:value-type="float">
            <text:p>-3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4]-[.A13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float" office:value="-2993" calcext:value-type="float">
            <text:p>-2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5]-[.A13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6]-[.A13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-2770" calcext:value-type="float">
            <text:p>-27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7]-[.A13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float" office:value="-2666" calcext:value-type="float">
            <text:p>-26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8]-[.A13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9]-[.A13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775" calcext:value-type="float">
            <text:p>15775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0]-[.A13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848" calcext:value-type="float">
            <text:p>1584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1]-[.A14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2]-[.A14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994" calcext:value-type="float">
            <text:p>15994</text:p>
          </table:table-cell>
          <table:table-cell office:value-type="float" office:value="-1717" calcext:value-type="float">
            <text:p>-17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3]-[.A1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float" office:value="-1557" calcext:value-type="float">
            <text:p>-15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4]-[.A14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5]-[.A1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6]-[.A14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6286" calcext:value-type="float">
            <text:p>16286</text:p>
          </table:table-cell>
          <table:table-cell office:value-type="float" office:value="-1282" calcext:value-type="float">
            <text:p>-12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7]-[.A14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8]-[.A14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9]-[.A14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505" calcext:value-type="float">
            <text:p>16505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0]-[.A1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1]-[.A15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float" office:value="-740" calcext:value-type="float">
            <text:p>-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2]-[.A15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3]-[.A1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4098" calcext:value-type="float">
            <text:p>14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4]-[.A15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6884" calcext:value-type="float">
            <text:p>16884</text:p>
          </table:table-cell>
          <table:table-cell office:value-type="float" office:value="-3289" calcext:value-type="float">
            <text:p>-32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5]-[.A15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-6810" calcext:value-type="float">
            <text:p>-68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6]-[.A1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037" calcext:value-type="float">
            <text:p>17037</text:p>
          </table:table-cell>
          <table:table-cell office:value-type="float" office:value="-9692" calcext:value-type="float">
            <text:p>-96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7]-[.A1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float" office:value="-3310" calcext:value-type="float">
            <text:p>-33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8]-[.A15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float" office:value="-3799" calcext:value-type="float">
            <text:p>-3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9]-[.A15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-3553" calcext:value-type="float">
            <text:p>-3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0]-[.A15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343" calcext:value-type="float">
            <text:p>17343</text:p>
          </table:table-cell>
          <table:table-cell office:value-type="float" office:value="-3215" calcext:value-type="float">
            <text:p>-32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1]-[.A16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-3103" calcext:value-type="float">
            <text:p>-31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2]-[.A16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7492" calcext:value-type="float">
            <text:p>17492</text:p>
          </table:table-cell>
          <table:table-cell office:value-type="float" office:value="-2929" calcext:value-type="float">
            <text:p>-29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3]-[.A16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4]-[.A16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644" calcext:value-type="float">
            <text:p>17644</text:p>
          </table:table-cell>
          <table:table-cell office:value-type="float" office:value="-2699" calcext:value-type="float">
            <text:p>-2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5]-[.A1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721" calcext:value-type="float">
            <text:p>17721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6]-[.A16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7]-[.A16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float" office:value="-2087" calcext:value-type="float">
            <text:p>-2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8]-[.A16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-1868" calcext:value-type="float">
            <text:p>-18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9]-[.A1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8025" calcext:value-type="float">
            <text:p>18025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0]-[.A1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1]-[.A1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2]-[.A1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3]-[.A17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4]-[.A17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5]-[.A17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6]-[.A17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557" calcext:value-type="float">
            <text:p>18557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7]-[.A17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633" calcext:value-type="float">
            <text:p>1863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8]-[.A17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709" calcext:value-type="float">
            <text:p>1870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9]-[.A1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783" calcext:value-type="float">
            <text:p>18783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0]-[.A17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1]-[.A1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8935" calcext:value-type="float">
            <text:p>18935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2]-[.A18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3]-[.A18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088" calcext:value-type="float">
            <text:p>19088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4]-[.A18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165" calcext:value-type="float">
            <text:p>19165</text:p>
          </table:table-cell>
          <table:table-cell office:value-type="float" office:value="15472" calcext:value-type="float">
            <text:p>1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5]-[.A18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-9327" calcext:value-type="float">
            <text:p>-93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6]-[.A18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9317" calcext:value-type="float">
            <text:p>19317</text:p>
          </table:table-cell>
          <table:table-cell office:value-type="float" office:value="-19345" calcext:value-type="float">
            <text:p>-193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7]-[.A18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394" calcext:value-type="float">
            <text:p>19394</text:p>
          </table:table-cell>
          <table:table-cell office:value-type="float" office:value="-4664" calcext:value-type="float">
            <text:p>-4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8]-[.A18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float" office:value="-6724" calcext:value-type="float">
            <text:p>-67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9]-[.A18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547" calcext:value-type="float">
            <text:p>19547</text:p>
          </table:table-cell>
          <table:table-cell office:value-type="float" office:value="-4245" calcext:value-type="float">
            <text:p>-4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0]-[.A18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623" calcext:value-type="float">
            <text:p>19623</text:p>
          </table:table-cell>
          <table:table-cell office:value-type="float" office:value="-3755" calcext:value-type="float">
            <text:p>-3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1]-[.A19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696" calcext:value-type="float">
            <text:p>19696</text:p>
          </table:table-cell>
          <table:table-cell office:value-type="float" office:value="-3484" calcext:value-type="float">
            <text:p>-34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2]-[.A1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-3278" calcext:value-type="float">
            <text:p>-32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3]-[.A19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9843" calcext:value-type="float">
            <text:p>19843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4]-[.A19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float" office:value="-3063" calcext:value-type="float">
            <text:p>-30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5]-[.A19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-2904" calcext:value-type="float">
            <text:p>-29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6]-[.A19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7]-[.A19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8]-[.A19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9]-[.A19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-2195" calcext:value-type="float">
            <text:p>-21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0]-[.A19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1]-[.A20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2]-[.A20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499" calcext:value-type="float">
            <text:p>20499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3]-[.A20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572" calcext:value-type="float">
            <text:p>20572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4]-[.A20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645" calcext:value-type="float">
            <text:p>20645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5]-[.A20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6]-[.A20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7]-[.A20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8]-[.A20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9]-[.A20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0]-[.A20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1]-[.A21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2]-[.A21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3]-[.A21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9953" calcext:value-type="float">
            <text:p>99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4]-[.A2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5]-[.A2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-16352" calcext:value-type="float">
            <text:p>-163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6]-[.A21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float" office:value="-7125" calcext:value-type="float">
            <text:p>-7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7]-[.A21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1618" calcext:value-type="float">
            <text:p>21618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8]-[.A21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695" calcext:value-type="float">
            <text:p>21695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9]-[.A21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772" calcext:value-type="float">
            <text:p>21772</text:p>
          </table:table-cell>
          <table:table-cell office:value-type="float" office:value="-3490" calcext:value-type="float">
            <text:p>-34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0]-[.A21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848" calcext:value-type="float">
            <text:p>21848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1]-[.A2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2]-[.A22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1994" calcext:value-type="float">
            <text:p>21994</text:p>
          </table:table-cell>
          <table:table-cell office:value-type="float" office:value="-2880" calcext:value-type="float">
            <text:p>-28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3]-[.A2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-2760" calcext:value-type="float">
            <text:p>-27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4]-[.A2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float" office:value="-2661" calcext:value-type="float">
            <text:p>-26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5]-[.A2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6]-[.A2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298" calcext:value-type="float">
            <text:p>22298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7]-[.A2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-2056" calcext:value-type="float">
            <text:p>-2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8]-[.A2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9]-[.A22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0]-[.A22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1]-[.A2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678" calcext:value-type="float">
            <text:p>22678</text:p>
          </table:table-cell>
          <table:table-cell office:value-type="float" office:value="-1392" calcext:value-type="float">
            <text:p>-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2]-[.A2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755" calcext:value-type="float">
            <text:p>22755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3]-[.A2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4]-[.A23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906" calcext:value-type="float">
            <text:p>2290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5]-[.A23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2983" calcext:value-type="float">
            <text:p>22983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6]-[.A2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059" calcext:value-type="float">
            <text:p>23059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7]-[.A23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8]-[.A23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9]-[.A23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0]-[.A23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float" office:value="-670" calcext:value-type="float">
            <text:p>-6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1]-[.A2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2]-[.A2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3]-[.A24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589" calcext:value-type="float">
            <text:p>23589</text:p>
          </table:table-cell>
          <table:table-cell office:value-type="float" office:value="-6623" calcext:value-type="float">
            <text:p>-6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4]-[.A24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float" office:value="8566" calcext:value-type="float">
            <text:p>85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5]-[.A24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-8533" calcext:value-type="float">
            <text:p>-8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6]-[.A2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-14954" calcext:value-type="float">
            <text:p>-149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7]-[.A24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896" calcext:value-type="float">
            <text:p>23896</text:p>
          </table:table-cell>
          <table:table-cell office:value-type="float" office:value="-6322" calcext:value-type="float">
            <text:p>-63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8]-[.A24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972" calcext:value-type="float">
            <text:p>23972</text:p>
          </table:table-cell>
          <table:table-cell office:value-type="float" office:value="-6617" calcext:value-type="float">
            <text:p>-66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9]-[.A24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4048" calcext:value-type="float">
            <text:p>24048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0]-[.A2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-3871" calcext:value-type="float">
            <text:p>-38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1]-[.A25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float" office:value="-3603" calcext:value-type="float">
            <text:p>-3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2]-[.A2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271" calcext:value-type="float">
            <text:p>24271</text:p>
          </table:table-cell>
          <table:table-cell office:value-type="float" office:value="-3341" calcext:value-type="float">
            <text:p>-33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3]-[.A25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-3048" calcext:value-type="float">
            <text:p>-30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4]-[.A25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-2939" calcext:value-type="float">
            <text:p>-29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5]-[.A25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6]-[.A25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7]-[.A25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8]-[.A2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709" calcext:value-type="float">
            <text:p>24709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9]-[.A25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float" office:value="-2164" calcext:value-type="float">
            <text:p>-21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0]-[.A25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855" calcext:value-type="float">
            <text:p>24855</text:p>
          </table:table-cell>
          <table:table-cell office:value-type="float" office:value="-1955" calcext:value-type="float">
            <text:p>-1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1]-[.A2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928" calcext:value-type="float">
            <text:p>24928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2]-[.A26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3]-[.A26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074" calcext:value-type="float">
            <text:p>25074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4]-[.A26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5]-[.A26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6]-[.A26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7]-[.A26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8]-[.A26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439" calcext:value-type="float">
            <text:p>25439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9]-[.A26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0]-[.A26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585" calcext:value-type="float">
            <text:p>25585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1]-[.A27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float" office:value="-763" calcext:value-type="float">
            <text:p>-7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2]-[.A2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5738" calcext:value-type="float">
            <text:p>25738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3]-[.A27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5815" calcext:value-type="float">
            <text:p>25815</text:p>
          </table:table-cell>
          <table:table-cell office:value-type="float" office:value="5444" calcext:value-type="float">
            <text:p>54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4]-[.A27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-4198" calcext:value-type="float">
            <text:p>-41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5]-[.A27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5967" calcext:value-type="float">
            <text:p>25967</text:p>
          </table:table-cell>
          <table:table-cell office:value-type="float" office:value="-14326" calcext:value-type="float">
            <text:p>-14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6]-[.A27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7]-[.A27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120" calcext:value-type="float">
            <text:p>26120</text:p>
          </table:table-cell>
          <table:table-cell office:value-type="float" office:value="-16088" calcext:value-type="float">
            <text:p>-16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8]-[.A27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196" calcext:value-type="float">
            <text:p>26196</text:p>
          </table:table-cell>
          <table:table-cell office:value-type="float" office:value="-4970" calcext:value-type="float">
            <text:p>-4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9]-[.A2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272" calcext:value-type="float">
            <text:p>26272</text:p>
          </table:table-cell>
          <table:table-cell office:value-type="float" office:value="-6746" calcext:value-type="float">
            <text:p>-6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0]-[.A27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349" calcext:value-type="float">
            <text:p>26349</text:p>
          </table:table-cell>
          <table:table-cell office:value-type="float" office:value="-4618" calcext:value-type="float">
            <text:p>-4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1]-[.A2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2]-[.A28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499" calcext:value-type="float">
            <text:p>26499</text:p>
          </table:table-cell>
          <table:table-cell office:value-type="float" office:value="-3570" calcext:value-type="float">
            <text:p>-35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3]-[.A28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571" calcext:value-type="float">
            <text:p>26571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4]-[.A28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float" office:value="-3211" calcext:value-type="float">
            <text:p>-3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5]-[.A28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6718" calcext:value-type="float">
            <text:p>26718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6]-[.A2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-2949" calcext:value-type="float">
            <text:p>-2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7]-[.A28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8]-[.A28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-2704" calcext:value-type="float">
            <text:p>-2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9]-[.A28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-2620" calcext:value-type="float">
            <text:p>-26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0]-[.A28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1]-[.A2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2]-[.A2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229" calcext:value-type="float">
            <text:p>27229</text:p>
          </table:table-cell>
          <table:table-cell office:value-type="float" office:value="-2071" calcext:value-type="float">
            <text:p>-20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3]-[.A29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301" calcext:value-type="float">
            <text:p>273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4]-[.A29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374" calcext:value-type="float">
            <text:p>27374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5]-[.A29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6]-[.A29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521" calcext:value-type="float">
            <text:p>2752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7]-[.A29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593" calcext:value-type="float">
            <text:p>27593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8]-[.A29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9]-[.A29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0]-[.A29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812" calcext:value-type="float">
            <text:p>27812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1]-[.A30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2]-[.A30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962" calcext:value-type="float">
            <text:p>27962</text:p>
          </table:table-cell>
          <table:table-cell office:value-type="float" office:value="-798" calcext:value-type="float">
            <text:p>-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3]-[.A3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4]-[.A30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13131" calcext:value-type="float">
            <text:p>131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5]-[.A30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6]-[.A3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17913" calcext:value-type="float">
            <text:p>17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7]-[.A30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344" calcext:value-type="float">
            <text:p>28344</text:p>
          </table:table-cell>
          <table:table-cell office:value-type="float" office:value="-8265" calcext:value-type="float">
            <text:p>-82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8]-[.A30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421" calcext:value-type="float">
            <text:p>28421</text:p>
          </table:table-cell>
          <table:table-cell office:value-type="float" office:value="-5222" calcext:value-type="float">
            <text:p>-5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9]-[.A30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497" calcext:value-type="float">
            <text:p>2849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0]-[.A30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573" calcext:value-type="float">
            <text:p>28573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1]-[.A3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2]-[.A3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float" office:value="-3078" calcext:value-type="float">
            <text:p>-3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3]-[.A31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-2885" calcext:value-type="float">
            <text:p>-28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4]-[.A3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875" calcext:value-type="float">
            <text:p>28875</text:p>
          </table:table-cell>
          <table:table-cell office:value-type="float" office:value="-2803" calcext:value-type="float">
            <text:p>-28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5]-[.A31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8951" calcext:value-type="float">
            <text:p>28951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6]-[.A3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7]-[.A31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9104" calcext:value-type="float">
            <text:p>29104</text:p>
          </table:table-cell>
          <table:table-cell office:value-type="float" office:value="-2304" calcext:value-type="float">
            <text:p>-23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8]-[.A3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-2102" calcext:value-type="float">
            <text:p>-2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9]-[.A31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9255" calcext:value-type="float">
            <text:p>29255</text:p>
          </table:table-cell>
          <table:table-cell office:value-type="float" office:value="-1869" calcext:value-type="float">
            <text:p>-18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0]-[.A3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332" calcext:value-type="float">
            <text:p>29332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1]-[.A32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2]-[.A32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484" calcext:value-type="float">
            <text:p>29484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3]-[.A3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4]-[.A3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636" calcext:value-type="float">
            <text:p>29636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5]-[.A3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712" calcext:value-type="float">
            <text:p>29712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6]-[.A3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7]-[.A3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864" calcext:value-type="float">
            <text:p>29864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8]-[.A3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9]-[.A3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0]-[.A3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1]-[.A33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0167" calcext:value-type="float">
            <text:p>30167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2]-[.A33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3]-[.A33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319" calcext:value-type="float">
            <text:p>30319</text:p>
          </table:table-cell>
          <table:table-cell office:value-type="float" office:value="-8866" calcext:value-type="float">
            <text:p>-88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4]-[.A33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395" calcext:value-type="float">
            <text:p>30395</text:p>
          </table:table-cell>
          <table:table-cell office:value-type="float" office:value="-5456" calcext:value-type="float">
            <text:p>-5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5]-[.A33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-5472" calcext:value-type="float">
            <text:p>-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6]-[.A3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547" calcext:value-type="float">
            <text:p>30547</text:p>
          </table:table-cell>
          <table:table-cell office:value-type="float" office:value="-13789" calcext:value-type="float">
            <text:p>-137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7]-[.A33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-18168" calcext:value-type="float">
            <text:p>-181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8]-[.A33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-6436" calcext:value-type="float">
            <text:p>-6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9]-[.A33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float" office:value="-6383" calcext:value-type="float">
            <text:p>-63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0]-[.A3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-3993" calcext:value-type="float">
            <text:p>-3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1]-[.A34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930" calcext:value-type="float">
            <text:p>30930</text:p>
          </table:table-cell>
          <table:table-cell office:value-type="float" office:value="-3865" calcext:value-type="float">
            <text:p>-38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2]-[.A3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-3436" calcext:value-type="float">
            <text:p>-3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3]-[.A34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077" calcext:value-type="float">
            <text:p>31077</text:p>
          </table:table-cell>
          <table:table-cell office:value-type="float" office:value="-3222" calcext:value-type="float">
            <text:p>-3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4]-[.A34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-3099" calcext:value-type="float">
            <text:p>-30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5]-[.A3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float" office:value="-2968" calcext:value-type="float">
            <text:p>-29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6]-[.A34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7]-[.A34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369" calcext:value-type="float">
            <text:p>31369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8]-[.A34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float" office:value="-2609" calcext:value-type="float">
            <text:p>-26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9]-[.A34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float" office:value="-2454" calcext:value-type="float">
            <text:p>-24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0]-[.A3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588" calcext:value-type="float">
            <text:p>31588</text:p>
          </table:table-cell>
          <table:table-cell office:value-type="float" office:value="-2150" calcext:value-type="float">
            <text:p>-2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1]-[.A35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2]-[.A3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733" calcext:value-type="float">
            <text:p>31733</text:p>
          </table:table-cell>
          <table:table-cell office:value-type="float" office:value="-1799" calcext:value-type="float">
            <text:p>-1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3]-[.A35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-1704" calcext:value-type="float">
            <text:p>-1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4]-[.A35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5]-[.A35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952" calcext:value-type="float">
            <text:p>31952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6]-[.A35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7]-[.A35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098" calcext:value-type="float">
            <text:p>32098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8]-[.A3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172" calcext:value-type="float">
            <text:p>32172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9]-[.A35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0]-[.A35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1]-[.A3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391" calcext:value-type="float">
            <text:p>32391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2]-[.A36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2467" calcext:value-type="float">
            <text:p>32467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3]-[.A36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4]-[.A36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-7158" calcext:value-type="float">
            <text:p>-71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5]-[.A36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11392" calcext:value-type="float">
            <text:p>1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6]-[.A3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19011" calcext:value-type="float">
            <text:p>190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7]-[.A36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2848" calcext:value-type="float">
            <text:p>32848</text:p>
          </table:table-cell>
          <table:table-cell office:value-type="float" office:value="-6266" calcext:value-type="float">
            <text:p>-6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8]-[.A36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-12960" calcext:value-type="float">
            <text:p>-12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9]-[.A3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float" office:value="-5603" calcext:value-type="float">
            <text:p>-5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0]-[.A36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078" calcext:value-type="float">
            <text:p>33078</text:p>
          </table:table-cell>
          <table:table-cell office:value-type="float" office:value="-6812" calcext:value-type="float">
            <text:p>-6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1]-[.A3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-4166" calcext:value-type="float">
            <text:p>-4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2]-[.A37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float" office:value="-3854" calcext:value-type="float">
            <text:p>-3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3]-[.A37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4]-[.A37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5]-[.A37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6]-[.A37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7]-[.A37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8]-[.A37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9]-[.A37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-2689" calcext:value-type="float">
            <text:p>-26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0]-[.A3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815" calcext:value-type="float">
            <text:p>33815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1]-[.A38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888" calcext:value-type="float">
            <text:p>33888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2]-[.A3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3]-[.A38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034" calcext:value-type="float">
            <text:p>34034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4]-[.A38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107" calcext:value-type="float">
            <text:p>34107</text:p>
          </table:table-cell>
          <table:table-cell office:value-type="float" office:value="-1731" calcext:value-type="float">
            <text:p>-17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5]-[.A38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6]-[.A3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7]-[.A38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8]-[.A38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9]-[.A3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0]-[.A38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1]-[.A39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618" calcext:value-type="float">
            <text:p>34618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2]-[.A39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691" calcext:value-type="float">
            <text:p>34691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3]-[.A39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767" calcext:value-type="float">
            <text:p>34767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4]-[.A39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5]-[.A39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-10831" calcext:value-type="float">
            <text:p>-108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6]-[.A39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float" office:value="-716" calcext:value-type="float">
            <text:p>-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7]-[.A3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073" calcext:value-type="float">
            <text:p>35073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8]-[.A39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-8785" calcext:value-type="float">
            <text:p>-87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9]-[.A3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float" office:value="-3699" calcext:value-type="float">
            <text:p>-3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0]-[.A39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302" calcext:value-type="float">
            <text:p>35302</text:p>
          </table:table-cell>
          <table:table-cell office:value-type="float" office:value="-3705" calcext:value-type="float">
            <text:p>-3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1]-[.A4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2]-[.A40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3]-[.A40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4]-[.A403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5601" calcext:value-type="float">
            <text:p>35601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5]-[.A4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678" calcext:value-type="float">
            <text:p>3567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6]-[.A4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753" calcext:value-type="float">
            <text:p>3575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7]-[.A40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5829" calcext:value-type="float">
            <text:p>35829</text:p>
          </table:table-cell>
          <table:table-cell office:value-type="float" office:value="-2582" calcext:value-type="float">
            <text:p>-25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8]-[.A40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9]-[.A4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982" calcext:value-type="float">
            <text:p>3598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0]-[.A40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1]-[.A4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2]-[.A41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3]-[.A41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4]-[.A41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5]-[.A4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438" calcext:value-type="float">
            <text:p>3643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6]-[.A4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7]-[.A41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590" calcext:value-type="float">
            <text:p>36590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8]-[.A4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9]-[.A41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742" calcext:value-type="float">
            <text:p>36742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0]-[.A4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818" calcext:value-type="float">
            <text:p>3681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1]-[.A4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891" calcext:value-type="float">
            <text:p>36891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2]-[.A42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6968" calcext:value-type="float">
            <text:p>36968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3]-[.A4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045" calcext:value-type="float">
            <text:p>37045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4]-[.A42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121" calcext:value-type="float">
            <text:p>37121</text:p>
          </table:table-cell>
          <table:table-cell office:value-type="float" office:value="9475" calcext:value-type="float">
            <text:p>94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5]-[.A4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6]-[.A4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273" calcext:value-type="float">
            <text:p>37273</text:p>
          </table:table-cell>
          <table:table-cell office:value-type="float" office:value="-3426" calcext:value-type="float">
            <text:p>-34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7]-[.A4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-10162" calcext:value-type="float">
            <text:p>-101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8]-[.A42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426" calcext:value-type="float">
            <text:p>37426</text:p>
          </table:table-cell>
          <table:table-cell office:value-type="float" office:value="-13716" calcext:value-type="float">
            <text:p>-13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9]-[.A4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502" calcext:value-type="float">
            <text:p>37502</text:p>
          </table:table-cell>
          <table:table-cell office:value-type="float" office:value="-6647" calcext:value-type="float">
            <text:p>-6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0]-[.A4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579" calcext:value-type="float">
            <text:p>37579</text:p>
          </table:table-cell>
          <table:table-cell office:value-type="float" office:value="-6124" calcext:value-type="float">
            <text:p>-6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1]-[.A43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656" calcext:value-type="float">
            <text:p>37656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2]-[.A43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733" calcext:value-type="float">
            <text:p>37733</text:p>
          </table:table-cell>
          <table:table-cell office:value-type="float" office:value="-3860" calcext:value-type="float">
            <text:p>-3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3]-[.A4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4]-[.A43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7878" calcext:value-type="float">
            <text:p>37878</text:p>
          </table:table-cell>
          <table:table-cell office:value-type="float" office:value="-3252" calcext:value-type="float">
            <text:p>-32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5]-[.A43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7952" calcext:value-type="float">
            <text:p>3795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6]-[.A43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025" calcext:value-type="float">
            <text:p>38025</text:p>
          </table:table-cell>
          <table:table-cell office:value-type="float" office:value="-3033" calcext:value-type="float">
            <text:p>-30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7]-[.A43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097" calcext:value-type="float">
            <text:p>38097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8]-[.A43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9]-[.A43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244" calcext:value-type="float">
            <text:p>3824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0]-[.A43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317" calcext:value-type="float">
            <text:p>3831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1]-[.A44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389" calcext:value-type="float">
            <text:p>38389</text:p>
          </table:table-cell>
          <table:table-cell office:value-type="float" office:value="-2226" calcext:value-type="float">
            <text:p>-22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2]-[.A44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462" calcext:value-type="float">
            <text:p>38462</text:p>
          </table:table-cell>
          <table:table-cell office:value-type="float" office:value="-1941" calcext:value-type="float">
            <text:p>-19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3]-[.A4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4]-[.A44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608" calcext:value-type="float">
            <text:p>38608</text:p>
          </table:table-cell>
          <table:table-cell office:value-type="float" office:value="-1650" calcext:value-type="float">
            <text:p>-1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5]-[.A44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681" calcext:value-type="float">
            <text:p>38681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6]-[.A44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754" calcext:value-type="float">
            <text:p>3875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7]-[.A44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828" calcext:value-type="float">
            <text:p>3882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8]-[.A44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-1258" calcext:value-type="float">
            <text:p>-12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9]-[.A44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0]-[.A4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046" calcext:value-type="float">
            <text:p>39046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1]-[.A45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119" calcext:value-type="float">
            <text:p>39119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2]-[.A4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3]-[.A45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9269" calcext:value-type="float">
            <text:p>39269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4]-[.A45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9346" calcext:value-type="float">
            <text:p>39346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5]-[.A45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421" calcext:value-type="float">
            <text:p>39421</text:p>
          </table:table-cell>
          <table:table-cell office:value-type="float" office:value="17056" calcext:value-type="float">
            <text:p>17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6]-[.A45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9498" calcext:value-type="float">
            <text:p>39498</text:p>
          </table:table-cell>
          <table:table-cell office:value-type="float" office:value="-3410" calcext:value-type="float">
            <text:p>-34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7]-[.A4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float" office:value="18124" calcext:value-type="float">
            <text:p>18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8]-[.A45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9651" calcext:value-type="float">
            <text:p>39651</text:p>
          </table:table-cell>
          <table:table-cell office:value-type="float" office:value="-8086" calcext:value-type="float">
            <text:p>-80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9]-[.A45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728" calcext:value-type="float">
            <text:p>39728</text:p>
          </table:table-cell>
          <table:table-cell office:value-type="float" office:value="-11025" calcext:value-type="float">
            <text:p>-110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0]-[.A45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803" calcext:value-type="float">
            <text:p>39803</text:p>
          </table:table-cell>
          <table:table-cell office:value-type="float" office:value="-6648" calcext:value-type="float">
            <text:p>-66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1]-[.A46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9880" calcext:value-type="float">
            <text:p>39880</text:p>
          </table:table-cell>
          <table:table-cell office:value-type="float" office:value="-6335" calcext:value-type="float">
            <text:p>-63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2]-[.A46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957" calcext:value-type="float">
            <text:p>39957</text:p>
          </table:table-cell>
          <table:table-cell office:value-type="float" office:value="-4453" calcext:value-type="float">
            <text:p>-44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3]-[.A46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034" calcext:value-type="float">
            <text:p>40034</text:p>
          </table:table-cell>
          <table:table-cell office:value-type="float" office:value="-4059" calcext:value-type="float">
            <text:p>-40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4]-[.A4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float" office:value="-3695" calcext:value-type="float">
            <text:p>-36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5]-[.A46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float" office:value="-3468" calcext:value-type="float">
            <text:p>-34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6]-[.A46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253" calcext:value-type="float">
            <text:p>40253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7]-[.A46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326" calcext:value-type="float">
            <text:p>40326</text:p>
          </table:table-cell>
          <table:table-cell office:value-type="float" office:value="-3038" calcext:value-type="float">
            <text:p>-30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8]-[.A46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398" calcext:value-type="float">
            <text:p>40398</text:p>
          </table:table-cell>
          <table:table-cell office:value-type="float" office:value="-2894" calcext:value-type="float">
            <text:p>-2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9]-[.A46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471" calcext:value-type="float">
            <text:p>40471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0]-[.A46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545" calcext:value-type="float">
            <text:p>40545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1]-[.A47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2]-[.A47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690" calcext:value-type="float">
            <text:p>40690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3]-[.A4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763" calcext:value-type="float">
            <text:p>40763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4]-[.A47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837" calcext:value-type="float">
            <text:p>40837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5]-[.A47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909" calcext:value-type="float">
            <text:p>4090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6]-[.A47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7]-[.A47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8]-[.A47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float" office:value="-1368" calcext:value-type="float">
            <text:p>-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9]-[.A47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0]-[.A4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1]-[.A48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2]-[.A4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3]-[.A48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493" calcext:value-type="float">
            <text:p>41493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4]-[.A48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float" office:value="-774" calcext:value-type="float">
            <text:p>-7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5]-[.A48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647" calcext:value-type="float">
            <text:p>41647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6]-[.A48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722" calcext:value-type="float">
            <text:p>41722</text:p>
          </table:table-cell>
          <table:table-cell office:value-type="float" office:value="7028" calcext:value-type="float">
            <text:p>70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7]-[.A48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1799" calcext:value-type="float">
            <text:p>41799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8]-[.A48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875" calcext:value-type="float">
            <text:p>41875</text:p>
          </table:table-cell>
          <table:table-cell office:value-type="float" office:value="-19284" calcext:value-type="float">
            <text:p>-192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9]-[.A48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1952" calcext:value-type="float">
            <text:p>41952</text:p>
          </table:table-cell>
          <table:table-cell office:value-type="float" office:value="-9163" calcext:value-type="float">
            <text:p>-91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0]-[.A48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028" calcext:value-type="float">
            <text:p>42028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1]-[.A49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float" office:value="-4161" calcext:value-type="float">
            <text:p>-4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2]-[.A49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181" calcext:value-type="float">
            <text:p>42181</text:p>
          </table:table-cell>
          <table:table-cell office:value-type="float" office:value="-3533" calcext:value-type="float">
            <text:p>-3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3]-[.A49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258" calcext:value-type="float">
            <text:p>42258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4]-[.A49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float" office:value="-3134" calcext:value-type="float">
            <text:p>-31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5]-[.A49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2406" calcext:value-type="float">
            <text:p>42406</text:p>
          </table:table-cell>
          <table:table-cell office:value-type="float" office:value="-2909" calcext:value-type="float">
            <text:p>-2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6]-[.A49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2483" calcext:value-type="float">
            <text:p>42483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7]-[.A4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559" calcext:value-type="float">
            <text:p>42559</text:p>
          </table:table-cell>
          <table:table-cell office:value-type="float" office:value="-2675" calcext:value-type="float">
            <text:p>-26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8]-[.A49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9]-[.A4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0]-[.A49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787" calcext:value-type="float">
            <text:p>4278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1]-[.A5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863" calcext:value-type="float">
            <text:p>42863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2]-[.A50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939" calcext:value-type="float">
            <text:p>4293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3]-[.A5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4]-[.A50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091" calcext:value-type="float">
            <text:p>4309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5]-[.A5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167" calcext:value-type="float">
            <text:p>43167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6]-[.A50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7]-[.A50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8]-[.A50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396" calcext:value-type="float">
            <text:p>43396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9]-[.A5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471" calcext:value-type="float">
            <text:p>4347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0]-[.A50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547" calcext:value-type="float">
            <text:p>43547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1]-[.A5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2]-[.A5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698" calcext:value-type="float">
            <text:p>4369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3]-[.A51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float" office:value="-611" calcext:value-type="float">
            <text:p>-6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4]-[.A51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850" calcext:value-type="float">
            <text:p>43850</text:p>
          </table:table-cell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5]-[.A51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float" office:value="-16013" calcext:value-type="float">
            <text:p>-16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6]-[.A5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float" office:value="-8683" calcext:value-type="float">
            <text:p>-86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7]-[.A51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float" office:value="-8326" calcext:value-type="float">
            <text:p>-8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8]-[.A5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float" office:value="9138" calcext:value-type="float">
            <text:p>91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9]-[.A51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float" office:value="-16955" calcext:value-type="float">
            <text:p>-16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0]-[.A5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float" office:value="-4704" calcext:value-type="float">
            <text:p>-4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1]-[.A52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385" calcext:value-type="float">
            <text:p>44385</text:p>
          </table:table-cell>
          <table:table-cell office:value-type="float" office:value="-6479" calcext:value-type="float">
            <text:p>-6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2]-[.A52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float" office:value="-4211" calcext:value-type="float">
            <text:p>-4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3]-[.A5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4]-[.A52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-3581" calcext:value-type="float">
            <text:p>-35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5]-[.A52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684" calcext:value-type="float">
            <text:p>44684</text:p>
          </table:table-cell>
          <table:table-cell office:value-type="float" office:value="-3294" calcext:value-type="float">
            <text:p>-3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6]-[.A52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756" calcext:value-type="float">
            <text:p>44756</text:p>
          </table:table-cell>
          <table:table-cell office:value-type="float" office:value="-3067" calcext:value-type="float">
            <text:p>-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7]-[.A52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float" office:value="-2933" calcext:value-type="float">
            <text:p>-2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8]-[.A52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903" calcext:value-type="float">
            <text:p>44903</text:p>
          </table:table-cell>
          <table:table-cell office:value-type="float" office:value="-2856" calcext:value-type="float">
            <text:p>-28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9]-[.A52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976" calcext:value-type="float">
            <text:p>44976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0]-[.A52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048" calcext:value-type="float">
            <text:p>45048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1]-[.A53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float" office:value="-2471" calcext:value-type="float">
            <text:p>-24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2]-[.A53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195" calcext:value-type="float">
            <text:p>4519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3]-[.A53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267" calcext:value-type="float">
            <text:p>4526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4]-[.A53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340" calcext:value-type="float">
            <text:p>4534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5]-[.A53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6]-[.A53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7]-[.A53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559" calcext:value-type="float">
            <text:p>45559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8]-[.A53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9]-[.A53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706" calcext:value-type="float">
            <text:p>45706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0]-[.A53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778" calcext:value-type="float">
            <text:p>45778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1]-[.A54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851" calcext:value-type="float">
            <text:p>45851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2]-[.A54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924" calcext:value-type="float">
            <text:p>45924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3]-[.A5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998" calcext:value-type="float">
            <text:p>45998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4]-[.A54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6074" calcext:value-type="float">
            <text:p>46074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5]-[.A54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150" calcext:value-type="float">
            <text:p>4615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6]-[.A5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227" calcext:value-type="float">
            <text:p>46227</text:p>
          </table:table-cell>
          <table:table-cell office:value-type="float" office:value="-15105" calcext:value-type="float">
            <text:p>-151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7]-[.A54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304" calcext:value-type="float">
            <text:p>46304</text:p>
          </table:table-cell>
          <table:table-cell office:value-type="float" office:value="-7824" calcext:value-type="float">
            <text:p>-78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8]-[.A54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380" calcext:value-type="float">
            <text:p>46380</text:p>
          </table:table-cell>
          <table:table-cell office:value-type="float" office:value="15586" calcext:value-type="float">
            <text:p>155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9]-[.A54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float" office:value="-6821" calcext:value-type="float">
            <text:p>-6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0]-[.A5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float" office:value="-3706" calcext:value-type="float">
            <text:p>-37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1]-[.A55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609" calcext:value-type="float">
            <text:p>46609</text:p>
          </table:table-cell>
          <table:table-cell office:value-type="float" office:value="-3898" calcext:value-type="float">
            <text:p>-38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2]-[.A55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686" calcext:value-type="float">
            <text:p>46686</text:p>
          </table:table-cell>
          <table:table-cell office:value-type="float" office:value="-3522" calcext:value-type="float">
            <text:p>-35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3]-[.A5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763" calcext:value-type="float">
            <text:p>46763</text:p>
          </table:table-cell>
          <table:table-cell office:value-type="float" office:value="-3231" calcext:value-type="float">
            <text:p>-32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4]-[.A55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835" calcext:value-type="float">
            <text:p>46835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5]-[.A55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6911" calcext:value-type="float">
            <text:p>46911</text:p>
          </table:table-cell>
          <table:table-cell office:value-type="float" office:value="-2964" calcext:value-type="float">
            <text:p>-29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6]-[.A5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988" calcext:value-type="float">
            <text:p>46988</text:p>
          </table:table-cell>
          <table:table-cell office:value-type="float" office:value="-2793" calcext:value-type="float">
            <text:p>-27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7]-[.A5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064" calcext:value-type="float">
            <text:p>47064</text:p>
          </table:table-cell>
          <table:table-cell office:value-type="float" office:value="-2685" calcext:value-type="float">
            <text:p>-26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8]-[.A55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139" calcext:value-type="float">
            <text:p>47139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9]-[.A55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7215" calcext:value-type="float">
            <text:p>472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0]-[.A55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292" calcext:value-type="float">
            <text:p>4729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1]-[.A56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368" calcext:value-type="float">
            <text:p>47368</text:p>
          </table:table-cell>
          <table:table-cell office:value-type="float" office:value="-1883" calcext:value-type="float">
            <text:p>-18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2]-[.A56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443" calcext:value-type="float">
            <text:p>47443</text:p>
          </table:table-cell>
          <table:table-cell office:value-type="float" office:value="-1718" calcext:value-type="float">
            <text:p>-1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3]-[.A56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7520" calcext:value-type="float">
            <text:p>47520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4]-[.A5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5]-[.A5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672" calcext:value-type="float">
            <text:p>47672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6]-[.A5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748" calcext:value-type="float">
            <text:p>4774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7]-[.A56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824" calcext:value-type="float">
            <text:p>4782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8]-[.A56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9]-[.A56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976" calcext:value-type="float">
            <text:p>47976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0]-[.A5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053" calcext:value-type="float">
            <text:p>4805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1]-[.A57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129" calcext:value-type="float">
            <text:p>4812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2]-[.A5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202" calcext:value-type="float">
            <text:p>48202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3]-[.A5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8278" calcext:value-type="float">
            <text:p>48278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4]-[.A57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355" calcext:value-type="float">
            <text:p>48355</text:p>
          </table:table-cell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5]-[.A57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432" calcext:value-type="float">
            <text:p>48432</text:p>
          </table:table-cell>
          <table:table-cell office:value-type="float" office:value="10266" calcext:value-type="float">
            <text:p>10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6]-[.A57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507" calcext:value-type="float">
            <text:p>48507</text:p>
          </table:table-cell>
          <table:table-cell office:value-type="float" office:value="-18604" calcext:value-type="float">
            <text:p>-186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7]-[.A57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8584" calcext:value-type="float">
            <text:p>48584</text:p>
          </table:table-cell>
          <table:table-cell office:value-type="float" office:value="21199" calcext:value-type="float">
            <text:p>21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8]-[.A57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660" calcext:value-type="float">
            <text:p>48660</text:p>
          </table:table-cell>
          <table:table-cell office:value-type="float" office:value="-12740" calcext:value-type="float">
            <text:p>-12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9]-[.A5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737" calcext:value-type="float">
            <text:p>48737</text:p>
          </table:table-cell>
          <table:table-cell office:value-type="float" office:value="-16004" calcext:value-type="float">
            <text:p>-160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0]-[.A57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814" calcext:value-type="float">
            <text:p>48814</text:p>
          </table:table-cell>
          <table:table-cell office:value-type="float" office:value="-6223" calcext:value-type="float">
            <text:p>-62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1]-[.A5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889" calcext:value-type="float">
            <text:p>48889</text:p>
          </table:table-cell>
          <table:table-cell office:value-type="float" office:value="-6618" calcext:value-type="float">
            <text:p>-6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2]-[.A58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8966" calcext:value-type="float">
            <text:p>48966</text:p>
          </table:table-cell>
          <table:table-cell office:value-type="float" office:value="-4002" calcext:value-type="float">
            <text:p>-40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3]-[.A58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9043" calcext:value-type="float">
            <text:p>49043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4]-[.A58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9116" calcext:value-type="float">
            <text:p>49116</text:p>
          </table:table-cell>
          <table:table-cell office:value-type="float" office:value="-3495" calcext:value-type="float">
            <text:p>-34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5]-[.A58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188" calcext:value-type="float">
            <text:p>49188</text:p>
          </table:table-cell>
          <table:table-cell office:value-type="float" office:value="-3263" calcext:value-type="float">
            <text:p>-3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6]-[.A58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262" calcext:value-type="float">
            <text:p>49262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7]-[.A58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335" calcext:value-type="float">
            <text:p>49335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8]-[.A58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9]-[.A5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480" calcext:value-type="float">
            <text:p>49480</text:p>
          </table:table-cell>
          <table:table-cell office:value-type="float" office:value="-2732" calcext:value-type="float">
            <text:p>-27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0]-[.A58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554" calcext:value-type="float">
            <text:p>49554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1]-[.A59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627" calcext:value-type="float">
            <text:p>49627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2]-[.A5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699" calcext:value-type="float">
            <text:p>49699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3]-[.A59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772" calcext:value-type="float">
            <text:p>49772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4]-[.A59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846" calcext:value-type="float">
            <text:p>49846</text:p>
          </table:table-cell>
          <table:table-cell office:value-type="float" office:value="-1853" calcext:value-type="float">
            <text:p>-18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5]-[.A59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918" calcext:value-type="float">
            <text:p>49918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6]-[.A59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991" calcext:value-type="float">
            <text:p>49991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7]-[.A59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064" calcext:value-type="float">
            <text:p>5006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8]-[.A59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138" calcext:value-type="float">
            <text:p>5013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9]-[.A59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0]-[.A59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-1185" calcext:value-type="float">
            <text:p>-1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1]-[.A60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356" calcext:value-type="float">
            <text:p>5035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2]-[.A60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429" calcext:value-type="float">
            <text:p>50429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3]-[.A60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503" calcext:value-type="float">
            <text:p>5050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4]-[.A60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5]-[.A6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0656" calcext:value-type="float">
            <text:p>50656</text:p>
          </table:table-cell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6]-[.A6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733" calcext:value-type="float">
            <text:p>50733</text:p>
          </table:table-cell>
          <table:table-cell office:value-type="float" office:value="24130" calcext:value-type="float">
            <text:p>241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7]-[.A60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8]-[.A60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0885" calcext:value-type="float">
            <text:p>50885</text:p>
          </table:table-cell>
          <table:table-cell office:value-type="float" office:value="18003" calcext:value-type="float">
            <text:p>18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9]-[.A60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961" calcext:value-type="float">
            <text:p>50961</text:p>
          </table:table-cell>
          <table:table-cell office:value-type="float" office:value="-9150" calcext:value-type="float">
            <text:p>-9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0]-[.A60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038" calcext:value-type="float">
            <text:p>51038</text:p>
          </table:table-cell>
          <table:table-cell office:value-type="float" office:value="-4959" calcext:value-type="float">
            <text:p>-4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1]-[.A61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float" office:value="-3479" calcext:value-type="float">
            <text:p>-3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2]-[.A6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3]-[.A61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267" calcext:value-type="float">
            <text:p>51267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4]-[.A6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337" calcext:value-type="float">
            <text:p>51337</text:p>
          </table:table-cell>
          <table:table-cell office:value-type="float" office:value="-3013" calcext:value-type="float">
            <text:p>-3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5]-[.A61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6]-[.A61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489" calcext:value-type="float">
            <text:p>51489</text:p>
          </table:table-cell>
          <table:table-cell office:value-type="float" office:value="-2728" calcext:value-type="float">
            <text:p>-2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7]-[.A61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float" office:value="-2642" calcext:value-type="float">
            <text:p>-26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8]-[.A6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9]-[.A61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718" calcext:value-type="float">
            <text:p>51718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0]-[.A6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793" calcext:value-type="float">
            <text:p>51793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1]-[.A62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869" calcext:value-type="float">
            <text:p>5186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2]-[.A62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946" calcext:value-type="float">
            <text:p>51946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3]-[.A6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float" office:value="-1533" calcext:value-type="float">
            <text:p>-1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4]-[.A6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098" calcext:value-type="float">
            <text:p>52098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5]-[.A6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174" calcext:value-type="float">
            <text:p>52174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6]-[.A6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7]-[.A6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8]-[.A6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9]-[.A6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478" calcext:value-type="float">
            <text:p>52478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0]-[.A6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1]-[.A6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630" calcext:value-type="float">
            <text:p>5263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2]-[.A6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704" calcext:value-type="float">
            <text:p>5270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3]-[.A63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2781" calcext:value-type="float">
            <text:p>52781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4]-[.A63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2856" calcext:value-type="float">
            <text:p>52856</text:p>
          </table:table-cell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5]-[.A63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2933" calcext:value-type="float">
            <text:p>52933</text:p>
          </table:table-cell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6]-[.A6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009" calcext:value-type="float">
            <text:p>53009</text:p>
          </table:table-cell>
          <table:table-cell office:value-type="float" office:value="-16061" calcext:value-type="float">
            <text:p>-160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7]-[.A63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086" calcext:value-type="float">
            <text:p>53086</text:p>
          </table:table-cell>
          <table:table-cell office:value-type="float" office:value="14623" calcext:value-type="float">
            <text:p>14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8]-[.A63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float" office:value="-7450" calcext:value-type="float">
            <text:p>-7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9]-[.A63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3238" calcext:value-type="float">
            <text:p>53238</text:p>
          </table:table-cell>
          <table:table-cell office:value-type="float" office:value="-14092" calcext:value-type="float">
            <text:p>-140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0]-[.A6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float" office:value="-5088" calcext:value-type="float">
            <text:p>-5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1]-[.A6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391" calcext:value-type="float">
            <text:p>53391</text:p>
          </table:table-cell>
          <table:table-cell office:value-type="float" office:value="-5850" calcext:value-type="float">
            <text:p>-58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2]-[.A6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468" calcext:value-type="float">
            <text:p>53468</text:p>
          </table:table-cell>
          <table:table-cell office:value-type="float" office:value="-4132" calcext:value-type="float">
            <text:p>-41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3]-[.A64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4]-[.A64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617" calcext:value-type="float">
            <text:p>53617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5]-[.A6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691" calcext:value-type="float">
            <text:p>53691</text:p>
          </table:table-cell>
          <table:table-cell office:value-type="float" office:value="-3299" calcext:value-type="float">
            <text:p>-32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6]-[.A64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3764" calcext:value-type="float">
            <text:p>53764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7]-[.A64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836" calcext:value-type="float">
            <text:p>53836</text:p>
          </table:table-cell>
          <table:table-cell office:value-type="float" office:value="-3098" calcext:value-type="float">
            <text:p>-3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8]-[.A64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3909" calcext:value-type="float">
            <text:p>53909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9]-[.A64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983" calcext:value-type="float">
            <text:p>53983</text:p>
          </table:table-cell>
          <table:table-cell office:value-type="float" office:value="-2741" calcext:value-type="float">
            <text:p>-27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0]-[.A64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4055" calcext:value-type="float">
            <text:p>54055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1]-[.A65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128" calcext:value-type="float">
            <text:p>54128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2]-[.A6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201" calcext:value-type="float">
            <text:p>5420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3]-[.A65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275" calcext:value-type="float">
            <text:p>54275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4]-[.A65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4347" calcext:value-type="float">
            <text:p>54347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5]-[.A65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420" calcext:value-type="float">
            <text:p>54420</text:p>
          </table:table-cell>
          <table:table-cell office:value-type="float" office:value="-1691" calcext:value-type="float">
            <text:p>-16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6]-[.A65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493" calcext:value-type="float">
            <text:p>54493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7]-[.A65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8]-[.A6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639" calcext:value-type="float">
            <text:p>54639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9]-[.A65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712" calcext:value-type="float">
            <text:p>54712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0]-[.A65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785" calcext:value-type="float">
            <text:p>5478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1]-[.A6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858" calcext:value-type="float">
            <text:p>54858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2]-[.A66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931" calcext:value-type="float">
            <text:p>54931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3]-[.A66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5005" calcext:value-type="float">
            <text:p>55005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4]-[.A66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2:.F664])" office:value-type="float" office:value="74.8897280966767" calcext:value-type="float">
            <text:p>74.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0:04:26.440501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8T19:26:05.083275477</dc:date>
    <meta:editing-duration>P1DT9H9M13S</meta:editing-duration>
    <meta:editing-cycles>2</meta:editing-cycles>
    <meta:generator>LibreOffice/6.3.5.2$Linux_X86_64 LibreOffice_project/30$Build-2</meta:generator>
    <meta:document-statistic meta:table-count="1" meta:cell-count="332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75cm" svg:height="9.005cm" xlink:href=".." xlink:type="simple" chart:class="chart:line" chart:style-name="ch1">
        <chart:legend chart:legend-position="end" svg:x="25.849cm" svg:y="4.203cm" style:legend-expansion="high" chart:style-name="ch2"/>
        <chart:plot-area chart:style-name="ch3" table:cell-range-address="out.F2:out.F664" svg:x="0.573cm" svg:y="0.18cm" svg:width="24.703cm" svg:height="8.645cm">
          <chartooo:coordinate-region svg:x="1.194cm" svg:y="0.301cm" svg:width="24.08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F2:out.F664" chart:class="chart:line">
            <chart:data-point chart:repeated="6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ut.F2:out.F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out.A7:out.B127" svg:x="0.32cm" svg:y="0.18cm" svg:width="12.508cm" svg:height="8.64cm">
          <chartooo:coordinate-region svg:x="1.603cm" svg:y="0.379cm" svg:width="10.7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7:out.B127" chart:class="chart:scatter">
            <chart:domain table:cell-range-address="out.A7:out.A127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0">
                <text:p>5810</text:p>
                <draw:g>
                  <svg:desc>out.A7:out.A127</svg:desc>
                </draw:g>
              </table:table-cell>
              <table:table-cell office:value-type="float" office:value="-12286">
                <text:p>-12286</text:p>
                <draw:g>
                  <svg:desc>out.B7:out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5">
                <text:p>5885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62">
                <text:p>5962</text:p>
              </table:table-cell>
              <table:table-cell office:value-type="float" office:value="-2149">
                <text:p>-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39">
                <text:p>6039</text:p>
              </table:table-cell>
              <table:table-cell office:value-type="float" office:value="-2635">
                <text:p>-2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15">
                <text:p>6115</text:p>
              </table:table-cell>
              <table:table-cell office:value-type="float" office:value="-2337">
                <text:p>-2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9">
                <text:p>6189</text:p>
              </table:table-cell>
              <table:table-cell office:value-type="float" office:value="-2242">
                <text:p>-2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61">
                <text:p>6261</text:p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34">
                <text:p>6334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7">
                <text:p>640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79">
                <text:p>6479</text:p>
              </table:table-cell>
              <table:table-cell office:value-type="float" office:value="-1294">
                <text:p>-1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">
                <text:p>6553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6">
                <text:p>6626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99">
                <text:p>6699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71">
                <text:p>6771</text:p>
              </table:table-cell>
              <table:table-cell office:value-type="float" office:value="-1161">
                <text:p>-1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44">
                <text:p>6844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8">
                <text:p>6918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0">
                <text:p>6990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63">
                <text:p>7063</text:p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6">
                <text:p>7136</text:p>
              </table:table-cell>
              <table:table-cell office:value-type="float" office:value="-833">
                <text:p>-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08">
                <text:p>7208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81">
                <text:p>7281</text:p>
              </table:table-cell>
              <table:table-cell office:value-type="float" office:value="-786">
                <text:p>-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55">
                <text:p>7355</text:p>
              </table:table-cell>
              <table:table-cell office:value-type="float" office:value="-751">
                <text:p>-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28">
                <text:p>7428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00">
                <text:p>7500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4">
                <text:p>7574</text:p>
              </table:table-cell>
              <table:table-cell office:value-type="float" office:value="-623">
                <text:p>-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50">
                <text:p>7650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27">
                <text:p>772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02">
                <text:p>7802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9">
                <text:p>7879</text:p>
              </table:table-cell>
              <table:table-cell office:value-type="float" office:value="-13067">
                <text:p>-13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55">
                <text:p>7955</text:p>
              </table:table-cell>
              <table:table-cell office:value-type="float" office:value="14614">
                <text:p>14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32">
                <text:p>8032</text:p>
              </table:table-cell>
              <table:table-cell office:value-type="float" office:value="-8137">
                <text:p>-8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08">
                <text:p>8108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4">
                <text:p>8184</text:p>
              </table:table-cell>
              <table:table-cell office:value-type="float" office:value="-3554">
                <text:p>-3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61">
                <text:p>8261</text:p>
              </table:table-cell>
              <table:table-cell office:value-type="float" office:value="-3093">
                <text:p>-3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38">
                <text:p>8338</text:p>
              </table:table-cell>
              <table:table-cell office:value-type="float" office:value="-2870">
                <text:p>-28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08">
                <text:p>8408</text:p>
              </table:table-cell>
              <table:table-cell office:value-type="float" office:value="-2784">
                <text:p>-2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83">
                <text:p>8483</text:p>
              </table:table-cell>
              <table:table-cell office:value-type="float" office:value="-2694">
                <text:p>-2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59">
                <text:p>855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36">
                <text:p>8636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12">
                <text:p>8712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87">
                <text:p>8787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63">
                <text:p>886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40">
                <text:p>8940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16">
                <text:p>9016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2">
                <text:p>9092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67">
                <text:p>9167</text:p>
              </table:table-cell>
              <table:table-cell office:value-type="float" office:value="-1233">
                <text:p>-1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44">
                <text:p>9244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20">
                <text:p>9320</text:p>
              </table:table-cell>
              <table:table-cell office:value-type="float" office:value="-1042">
                <text:p>-1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96">
                <text:p>9396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72">
                <text:p>947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47">
                <text:p>9547</text:p>
              </table:table-cell>
              <table:table-cell office:value-type="float" office:value="-902">
                <text:p>-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24">
                <text:p>9624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00">
                <text:p>9700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74">
                <text:p>9774</text:p>
              </table:table-cell>
              <table:table-cell office:value-type="float" office:value="-809">
                <text:p>-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49">
                <text:p>9849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26">
                <text:p>9926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2">
                <text:p>1000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79">
                <text:p>10079</text:p>
              </table:table-cell>
              <table:table-cell office:value-type="float" office:value="-7190">
                <text:p>-71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55">
                <text:p>10155</text:p>
              </table:table-cell>
              <table:table-cell office:value-type="float" office:value="-12900">
                <text:p>-12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31">
                <text:p>10231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08">
                <text:p>10308</text:p>
              </table:table-cell>
              <table:table-cell office:value-type="float" office:value="-13007">
                <text:p>-13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84">
                <text:p>10384</text:p>
              </table:table-cell>
              <table:table-cell office:value-type="float" office:value="-6315">
                <text:p>-63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61">
                <text:p>10461</text:p>
              </table:table-cell>
              <table:table-cell office:value-type="float" office:value="-5754">
                <text:p>-5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37">
                <text:p>10537</text:p>
              </table:table-cell>
              <table:table-cell office:value-type="float" office:value="-4155">
                <text:p>-4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13">
                <text:p>10613</text:p>
              </table:table-cell>
              <table:table-cell office:value-type="float" office:value="-3893">
                <text:p>-3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87">
                <text:p>10687</text:p>
              </table:table-cell>
              <table:table-cell office:value-type="float" office:value="-3506">
                <text:p>-3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60">
                <text:p>10760</text:p>
              </table:table-cell>
              <table:table-cell office:value-type="float" office:value="-3242">
                <text:p>-3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32">
                <text:p>10832</text:p>
              </table:table-cell>
              <table:table-cell office:value-type="float" office:value="-3129">
                <text:p>-3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06">
                <text:p>10906</text:p>
              </table:table-cell>
              <table:table-cell office:value-type="float" office:value="-2959">
                <text:p>-2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79">
                <text:p>10979</text:p>
              </table:table-cell>
              <table:table-cell office:value-type="float" office:value="-2846">
                <text:p>-2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52">
                <text:p>11052</text:p>
              </table:table-cell>
              <table:table-cell office:value-type="float" office:value="-2737">
                <text:p>-2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24">
                <text:p>11124</text:p>
              </table:table-cell>
              <table:table-cell office:value-type="float" office:value="-2610">
                <text:p>-26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98">
                <text:p>11198</text:p>
              </table:table-cell>
              <table:table-cell office:value-type="float" office:value="-2438">
                <text:p>-2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71">
                <text:p>11271</text:p>
              </table:table-cell>
              <table:table-cell office:value-type="float" office:value="-2211">
                <text:p>-2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43">
                <text:p>11343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16">
                <text:p>11416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90">
                <text:p>11490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63">
                <text:p>11563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35">
                <text:p>11635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08">
                <text:p>11708</text:p>
              </table:table-cell>
              <table:table-cell office:value-type="float" office:value="-1331">
                <text:p>-1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82">
                <text:p>11782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54">
                <text:p>11854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27">
                <text:p>11927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1">
                <text:p>12001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73">
                <text:p>12073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50">
                <text:p>12150</text:p>
              </table:table-cell>
              <table:table-cell office:value-type="float" office:value="-635">
                <text:p>-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27">
                <text:p>1222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03">
                <text:p>12303</text:p>
              </table:table-cell>
              <table:table-cell office:value-type="float" office:value="-11066">
                <text:p>-11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80">
                <text:p>12380</text:p>
              </table:table-cell>
              <table:table-cell office:value-type="float" office:value="13906">
                <text:p>13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55">
                <text:p>12455</text:p>
              </table:table-cell>
              <table:table-cell office:value-type="float" office:value="-14321">
                <text:p>-14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32">
                <text:p>12532</text:p>
              </table:table-cell>
              <table:table-cell office:value-type="float" office:value="-7895">
                <text:p>-7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09">
                <text:p>12609</text:p>
              </table:table-cell>
              <table:table-cell office:value-type="float" office:value="-3783">
                <text:p>-3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85">
                <text:p>12685</text:p>
              </table:table-cell>
              <table:table-cell office:value-type="float" office:value="-4003">
                <text:p>-4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62">
                <text:p>12762</text:p>
              </table:table-cell>
              <table:table-cell office:value-type="float" office:value="-3538">
                <text:p>-3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38">
                <text:p>12838</text:p>
              </table:table-cell>
              <table:table-cell office:value-type="float" office:value="-3216">
                <text:p>-32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11">
                <text:p>12911</text:p>
              </table:table-cell>
              <table:table-cell office:value-type="float" office:value="-3113">
                <text:p>-3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87">
                <text:p>12987</text:p>
              </table:table-cell>
              <table:table-cell office:value-type="float" office:value="-2944">
                <text:p>-2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64">
                <text:p>13064</text:p>
              </table:table-cell>
              <table:table-cell office:value-type="float" office:value="-2755">
                <text:p>-2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39">
                <text:p>13139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15">
                <text:p>13215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92">
                <text:p>13292</text:p>
              </table:table-cell>
              <table:table-cell office:value-type="float" office:value="-2273">
                <text:p>-2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368">
                <text:p>13368</text:p>
              </table:table-cell>
              <table:table-cell office:value-type="float" office:value="-2012">
                <text:p>-2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444">
                <text:p>13444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519">
                <text:p>1351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596">
                <text:p>13596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72">
                <text:p>13672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48">
                <text:p>13748</text:p>
              </table:table-cell>
              <table:table-cell office:value-type="float" office:value="-1307">
                <text:p>-13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24">
                <text:p>13824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00">
                <text:p>13900</text:p>
              </table:table-cell>
              <table:table-cell office:value-type="float" office:value="-1173">
                <text:p>-1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76">
                <text:p>13976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52">
                <text:p>14052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29">
                <text:p>14129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04">
                <text:p>14204</text:p>
              </table:table-cell>
              <table:table-cell office:value-type="float" office:value="-914">
                <text:p>-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78">
                <text:p>14278</text:p>
              </table:table-cell>
              <table:table-cell office:value-type="float" office:value="-891">
                <text:p>-8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54">
                <text:p>14354</text:p>
              </table:table-cell>
              <table:table-cell office:value-type="float" office:value="-647">
                <text:p>-6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31">
                <text:p>14431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07">
                <text:p>14507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83">
                <text:p>14583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59">
                <text:p>14659</text:p>
              </table:table-cell>
              <table:table-cell office:value-type="float" office:value="16632">
                <text:p>16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36">
                <text:p>14736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13">
                <text:p>14813</text:p>
              </table:table-cell>
              <table:table-cell office:value-type="float" office:value="-19270">
                <text:p>-19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